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421d3"/>
    </style:style>
    <style:style style:name="P2" style:family="paragraph" style:parent-style-name="Text_20_body">
      <style:text-properties officeooo:paragraph-rsid="00161138"/>
    </style:style>
    <style:style style:name="P3" style:family="paragraph" style:parent-style-name="Text_20_body">
      <style:text-properties officeooo:paragraph-rsid="00183188"/>
    </style:style>
    <style:style style:name="P4" style:family="paragraph" style:parent-style-name="Text_20_body">
      <style:text-properties officeooo:paragraph-rsid="001c1bb2"/>
    </style:style>
    <style:style style:name="P5" style:family="paragraph" style:parent-style-name="Text_20_body">
      <style:text-properties officeooo:paragraph-rsid="0027182b"/>
    </style:style>
    <style:style style:name="P6" style:family="paragraph" style:parent-style-name="Text_20_body">
      <style:text-properties officeooo:paragraph-rsid="002a7d0d"/>
    </style:style>
    <style:style style:name="P7" style:family="paragraph" style:parent-style-name="Text_20_body">
      <style:text-properties officeooo:paragraph-rsid="001f97c9"/>
    </style:style>
    <style:style style:name="P8" style:family="paragraph" style:parent-style-name="Text_20_body">
      <style:text-properties officeooo:paragraph-rsid="002b7d78"/>
    </style:style>
    <style:style style:name="P9" style:family="paragraph" style:parent-style-name="Text_20_body">
      <style:text-properties officeooo:paragraph-rsid="002ef8cb"/>
    </style:style>
    <style:style style:name="P10" style:family="paragraph" style:parent-style-name="Text_20_body">
      <style:text-properties officeooo:paragraph-rsid="002da633"/>
    </style:style>
    <style:style style:name="P11" style:family="paragraph" style:parent-style-name="Text_20_body">
      <style:text-properties officeooo:paragraph-rsid="0021d74a"/>
    </style:style>
    <style:style style:name="P12" style:family="paragraph" style:parent-style-name="Text_20_body">
      <style:text-properties officeooo:paragraph-rsid="00320bf9"/>
    </style:style>
    <style:style style:name="P13" style:family="paragraph" style:parent-style-name="Index" style:list-style-name="L4"/>
    <style:style style:name="P14" style:family="paragraph" style:parent-style-name="Index" style:list-style-name="L4">
      <style:text-properties officeooo:paragraph-rsid="00367a33"/>
    </style:style>
    <style:style style:name="P15" style:family="paragraph" style:parent-style-name="Index" style:list-style-name="L4">
      <style:text-properties officeooo:paragraph-rsid="00f16da2"/>
    </style:style>
    <style:style style:name="P16" style:family="paragraph" style:parent-style-name="Index" style:list-style-name="L4">
      <style:text-properties officeooo:paragraph-rsid="00f2ab53"/>
    </style:style>
    <style:style style:name="P17" style:family="paragraph" style:parent-style-name="Index" style:list-style-name="L4">
      <style:text-properties officeooo:paragraph-rsid="00f2ab53" fo:background-color="#ff6633"/>
    </style:style>
    <style:style style:name="P18" style:family="paragraph" style:parent-style-name="Heading_20_1">
      <style:text-properties officeooo:paragraph-rsid="0016834a"/>
    </style:style>
    <style:style style:name="P19" style:family="paragraph" style:parent-style-name="Heading_20_1">
      <style:text-properties officeooo:paragraph-rsid="0019ea37"/>
    </style:style>
    <style:style style:name="P20" style:family="paragraph" style:parent-style-name="Heading_20_1">
      <style:text-properties officeooo:paragraph-rsid="0021d74a"/>
    </style:style>
    <style:style style:name="P21" style:family="paragraph" style:parent-style-name="Heading_20_2">
      <style:text-properties officeooo:paragraph-rsid="001421d3"/>
    </style:style>
    <style:style style:name="P22" style:family="paragraph" style:parent-style-name="Heading_20_2">
      <style:text-properties officeooo:paragraph-rsid="0035889c"/>
    </style:style>
    <style:style style:name="P23" style:family="paragraph" style:parent-style-name="Text_20_body" style:list-style-name="L1">
      <style:text-properties officeooo:paragraph-rsid="001421d3"/>
    </style:style>
    <style:style style:name="P24" style:family="paragraph" style:parent-style-name="Text_20_body" style:list-style-name="L1">
      <style:text-properties officeooo:paragraph-rsid="00161138"/>
    </style:style>
    <style:style style:name="P25" style:family="paragraph" style:parent-style-name="Text_20_body" style:list-style-name="L2">
      <style:text-properties officeooo:paragraph-rsid="00161138"/>
    </style:style>
    <style:style style:name="P26" style:family="paragraph" style:parent-style-name="Text_20_body" style:list-style-name="L3">
      <style:text-properties officeooo:paragraph-rsid="001c1bb2"/>
    </style:style>
    <style:style style:name="P27" style:family="paragraph" style:parent-style-name="Standard" style:list-style-name="L3"/>
    <style:style style:name="T1" style:family="text">
      <style:text-properties fo:background-color="#ff6600" loext:char-shading-value="0"/>
    </style:style>
    <style:style style:name="T2" style:family="text">
      <style:text-properties style:text-position="super 58%"/>
    </style:style>
    <style:style style:name="T3" style:family="text">
      <style:text-properties fo:background-color="transparent" loext:char-shading-value="0"/>
    </style:style>
    <style:style style:name="T4" style:family="text">
      <style:text-properties style:text-underline-style="solid" style:text-underline-width="auto" style:text-underline-color="font-color" fo:background-color="#ff66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P9">This is a description of a proposal to add weighted partitioning/selection to numpy. The first version of wieghted partitioning enhances the existing introselect code with some new features that allow it to take weights into account.</text:p>
      <text:p text:style-name="P9">It takes more than just a simultaneous partitioning of the weights array to get a weighted quantile. The difference is that the modified introselect has a non-trivial return value. While regular unweighted introselect has an endpoint that is determined by a predefined position in the array, weighted introselect has a predefined weight that it is partitioning off. The location of the final pivot must therefore be an output rather than an input for the modified version.</text:p>
      <text:p text:style-name="P9">Another way to visualize it is to think of the criteria for termination. For normal introselect this is when a pivot falls on the desired location. For modified introselect, this is when the sum of elements left of the pivot are less than a given threshold. In that case, the location of the pivot is unknown until the algorithm terminates.</text:p>
      <text:p text:style-name="P9">The bookkeeping required to keep track of weights does not affect the asymptotic complexity of the introselect algorighm since it takes the same number of setps to get to any pivot as with unweighted introselect. Sorting and keeping track of the weights introduces a constant overhead to each swap operation. This increases the multiplier but leaves the algorithm at <text:span text:style-name="Source_20_Text">O(n)</text:span> complexity.</text:p>
      <text:h text:style-name="Heading_20_1" text:outline-level="1">API Changes</text:h>
      <text:p text:style-name="P9">The benefits of having a weighted partition function extend to <text:span text:style-name="Source_20_Text">np.partition</text:span>, <text:span text:style-name="Source_20_Text">np.median</text:span>, <text:span text:style-name="Source_20_Text">np.percentile</text:span> and <text:span text:style-name="Source_20_Text">np.histogram</text:span>. The effects on <text:span text:style-name="Source_20_Text">np.partition</text:span>, <text:span text:style-name="Source_20_Text">np.median</text:span> and <text:span text:style-name="Source_20_Text">np.percentile</text:span> are straightforward since they are all forms of a quantile calculation. <text:span text:style-name="Source_20_Text">np.partition</text:span>, <text:span text:style-name="Source_20_Text">np.median</text:span> and <text:span text:style-name="Source_20_Text">np.percentile</text:span> end up with a new argument: <text:span text:style-name="Source_20_Text">weights</text:span>. </text:p>
      <text:p text:style-name="P9"><text:span text:style-name="Source_20_Text">np.percentile</text:span> will also take a new string option to the <text:span text:style-name="Source_20_Text">interpolation</text:span> argument: <text:span text:style-name="Source_20_Text">interpolation=’weighted’</text:span>. Weighted mode falls back to <text:span text:style-name="Source_20_Text">interpolation=’linear’</text:span> when <text:span text:style-name="Source_20_Text">weights</text:span> is <text:span text:style-name="Source_20_Text">None</text:span>, but will do a weighted linear intrpolation when it is not. The new option is the default for the <text:span text:style-name="Source_20_Text">interpolation</text:span> argument since it does not break backward compatibility. </text:p>
      <text:p text:style-name="P9"><text:span text:style-name="Source_20_Text">np.histogram</text:span> already has a <text:span text:style-name="Source_20_Text">weights</text:span> keyword. However, automated bin estimation is not currently supported with weights because some of the estimators require the computation of weighted standard deviation or percentiles on the data. With the addition of <text:span text:style-name="Source_20_Text">weights</text:span> to <text:span text:style-name="Source_20_Text">np.percentile</text:span>, weights will be partially supported by the automated bin estimators <text:span text:style-name="Source_20_Text">np.histogram</text:span> as well. Full support can happen once <text:span text:style-name="Source_20_Text">np.std</text:span> accepts a <text:span text:style-name="Source_20_Text">weights</text:span> argument as well.</text:p>
      <text:p text:style-name="P10"><text:soft-page-break/>In all cases, only real inputs are supported for weighted calculations. Complex weights are not supported because the comparison operators required to sort and determine the termination condition are not defined.</text:p>
      <text:h text:style-name="Heading_20_1" text:outline-level="1">Existing Implementations</text:h>
      <text:p text:style-name="P3">The following subsections give a brief overview of the existing implementations of weighted quantiles that are similar in function to the proposed partitioning algorithm. A detailed quantitative comparison is shown in the <text:bookmark-ref text:reference-format="text" text:ref-name="__RefHeading___Toc4_541901823">Benchmarks</text:bookmark-ref> section.</text:p>
      <text:h text:style-name="P21" text:outline-level="2">statsmodels.quantile</text:h>
      <text:p text:style-name="P1">The statsmodels scikit implements a version of weighted quantiles that yields the same result as the proposed numpy percentile algorithm with <text:span text:style-name="Source_20_Text">interpolation=’highest’</text:span>. However, it comes with some limitations <text:span text:style-name="T1">[CommitID]</text:span>:</text:p>
      <text:list xml:id="list6617141815318800879" text:style-name="L1">
        <text:list-item>
          <text:p text:style-name="P23">Weights are restricted to the range 0.0-1.0</text:p>
        </text:list-item>
        <text:list-item>
          <text:p text:style-name="P23">The algorithm is a full sort with a binary search on the cumulative sum of the weights. As shown in <text:span text:style-name="T1">figure X</text:span>, this is slower for any data size greater than approximately <text:span text:style-name="T1">XXXX</text:span>.</text:p>
        </text:list-item>
        <text:list-item>
          <text:p text:style-name="P23">There is no choice of interpolation angorithm for quantiles that are not an exact match for the data as with <text:span text:style-name="Source_20_Text">numpy.percentile</text:span>.</text:p>
        </text:list-item>
        <text:list-item>
          <text:p text:style-name="P24">Only works on 1D data.</text:p>
        </text:list-item>
      </text:list>
      <text:h text:style-name="P21" text:outline-level="2">wquantiles.weighted.quantile</text:h>
      <text:p text:style-name="P2">This implementation is similar to the statsmodels one. It yields the same result as the proposed numpy percentile algorithm with <text:span text:style-name="Source_20_Text">interpolation=’linear’</text:span>. It supports multi-axis reduction as well as essentially any real weights (although nominally weights are limited to the range [0.0-1.0]). However, this implementation too has some limitations <text:span text:style-name="T1">[CommitID]</text:span>:</text:p>
      <text:list xml:id="list1808609090901901099" text:style-name="L2">
        <text:list-item>
          <text:p text:style-name="P25">The algorithm is a full sort with binary search on the cumulative sum of the weights. As shown in <text:span text:style-name="T1">figure X</text:span>, this is slower for any data size greater than approximately <text:span text:style-name="T1">XXXX</text:span>.</text:p>
        </text:list-item>
        <text:list-item>
          <text:p text:style-name="P25">There is no choice of interpolation angorithm for quantiles that are not an exact match for the data as with <text:span text:style-name="Source_20_Text">numpy.percentile</text:span>.</text:p>
        </text:list-item>
      </text:list>
      <text:h text:style-name="P19" text:outline-level="1"><text:bookmark-start text:name="__RefHeading___Toc4_541901823"/>Benchmarks<text:bookmark-end text:name="__RefHeading___Toc4_541901823"/></text:h>
      <text:h text:style-name="P22" text:outline-level="2">Overview</text:h>
      <text:p text:style-name="P4">The comparisons below were run on four different arrays for all of the existing implementations:</text:p>
      <text:list xml:id="list674375078464405986" text:style-name="L3">
        <text:list-item>
          <text:p text:style-name="P27"><text:bookmark-start text:name="__RefNumPara__8_541901823"/><text:soft-page-break/>Random array (seeded with a constant so the script is completely reproducible)<text:bookmark-end text:name="__RefNumPara__8_541901823"/></text:p>
        </text:list-item>
        <text:list-item>
          <text:p text:style-name="P27"><text:bookmark-start text:name="__RefNumPara__10_541901823"/>A sorted version of the array in <text:bookmark-ref text:reference-format="number" text:ref-name="__RefNumPara__8_541901823">1</text:bookmark-ref>.<text:bookmark-end text:name="__RefNumPara__10_541901823"/></text:p>
        </text:list-item>
        <text:list-item>
          <text:p text:style-name="P27">A reversed version of the array in <text:bookmark-ref text:reference-format="number" text:ref-name="__RefNumPara__10_541901823">2</text:bookmark-ref>.</text:p>
        </text:list-item>
        <text:list-item>
          <text:p text:style-name="P26">A median-of-three killer sequence of the desired length<text:span text:style-name="T1">[Citation]</text:span>.</text:p>
        </text:list-item>
      </text:list>
      <text:p text:style-name="P4">Each array was generated at lengths of {2, 4, …, 10, 20, 30, …, 100, …, 1000, …, 10000, …, 10<text:span text:style-name="T2">8</text:span>} for a total of 68 different lengths. All sizes are even numbers because median-of-three killer sequences are most effective for even-sized arrays. The standard <text:span text:style-name="Source_20_Text">timeit</text:span> methodology of <text:span text:style-name="T3">best-of-</text:span><text:span text:style-name="T3">five</text:span><text:span text:style-name="T3"> </text:span><text:span text:style-name="T3">repeats </text:span>was used to compute the times.</text:p>
      <text:p text:style-name="Text_20_body">Only the <text:span text:style-name="Source_20_Text">numpy.float64</text:span> datatype was tested for both data and weights. While the script supports looping over other datatypes, <text:span text:style-name="Source_20_Text">numpy.float64</text:span> is representative enough that the other types are not necessary for a simple overview.</text:p>
      <text:p text:style-name="P5">The input arrays were selected at 0.0, 0.25, 0.5, 0.75 and 1.0 individually, then with multiple evenly spaced selections. Multiple selections were done from 2 to 50 locations in each array, once including and once excluding the 0.0 and 1.0 endpoints from the arrangement. <text:span text:style-name="T1">This is not very informative for small arrays (of less than a hundred elements or so)</text:span>, but shows the dependence on the number of selection points for larger arrays.</text:p>
      <text:p text:style-name="P7">The figures in the <text:bookmark-ref text:reference-format="text" text:ref-name="__RefHeading___Toc358_104390617">Charts</text:bookmark-ref> section were generated from the CSV output of <text:span text:style-name="Source_20_Text">numpy_select_bench.py</text:span>. The script takes on the order of nine hours to run to completion with the full benchmark of arrays up to 10<text:span text:style-name="T2">9</text:span> elements. The output data, benchmark modules and this document are all available at <text:a xlink:type="simple" xlink:href="http://www.madphysicist.com/numpy" text:style-name="Internet_20_link"><text:span text:style-name="T1">www.madphysicist.com/</text:span></text:a><text:span text:style-name="T4">wselect</text:span>.</text:p>
      <text:h text:style-name="P22" text:outline-level="2">Platform Hardware and Software</text:h>
      <text:p text:style-name="P8">Benchmarks are labeled by the host on which they were run. The following are the hardware and software setups relevant to the benchmarks:</text:p>
      <text:list xml:id="list2158874113289428594" text:style-name="L4">
        <text:list-item>
          <text:p text:style-name="P13"><text:span text:style-name="Source_20_Text">joe-arch-pc</text:span>: A quad core Intel® Core™ i5 2.27GHz processor with hyperthreading enabled and 4GB RAM.</text:p>
          <text:list>
            <text:list-item>
              <text:p text:style-name="P13">virtualenvwrapper 4.7.1</text:p>
            </text:list-item>
            <text:list-item>
              <text:p text:style-name="P13">virtualenv 15.0.0</text:p>
            </text:list-item>
            <text:list-item>
              <text:p text:style-name="P13">virtualenv_clone 0.2.6</text:p>
            </text:list-item>
            <text:list-item>
              <text:p text:style-name="P14">python 3.5.1</text:p>
            </text:list-item>
            <text:list-item>
              <text:p text:style-name="P13">numpy 1.12.0.dev0+5b91628</text:p>
            </text:list-item>
            <text:list-item>
              <text:p text:style-name="P13">matplotlib 1.5.1+1635.g5d0ca1d</text:p>
            </text:list-item>
            <text:list-item>
              <text:p text:style-name="P14">pandas 1.18.0</text:p>
            </text:list-item>
            <text:list-item>
              <text:p text:style-name="P14">statsmodels 0.8.0.dev0+6903819</text:p>
            </text:list-item>
            <text:list-item>
              <text:p text:style-name="P13">wquantiles 0.4</text:p>
            </text:list-item>
            <text:list-item>
              <text:p text:style-name="P14">seaborn 0.7.0</text:p>
            </text:list-item>
          </text:list>
        </text:list-item>
        <text:list-item>
          <text:p text:style-name="P15"><text:span text:style-name="Source_20_Text">gsslr40056805</text:span>: A quad-core Intel® Core™ i7-4810MQ 2.80GHz processor with hyperthreading enabled and 16GB RAM.</text:p>
          <text:list>
            <text:list-item>
              <text:p text:style-name="P16"><text:soft-page-break/>conda 4.0.5</text:p>
            </text:list-item>
            <text:list-item>
              <text:p text:style-name="P16">python 3.5.1 :: Continuum Analytics, Inc.</text:p>
            </text:list-item>
            <text:list-item>
              <text:p text:style-name="P16">numpy 1.12.0.dev0+fa3cde1</text:p>
            </text:list-item>
            <text:list-item>
              <text:p text:style-name="P16">matplotlib 1.5.1</text:p>
            </text:list-item>
            <text:list-item>
              <text:p text:style-name="P16">pandas<text:tab/>1.18.0</text:p>
            </text:list-item>
            <text:list-item>
              <text:p text:style-name="P17">statsmodels 0.6.1</text:p>
            </text:list-item>
            <text:list-item>
              <text:p text:style-name="P16">wquantiles 0.3</text:p>
            </text:list-item>
            <text:list-item>
              <text:p text:style-name="P16">seaborn 0.7.0</text:p>
            </text:list-item>
          </text:list>
        </text:list-item>
      </text:list>
      <text:h text:style-name="P22" text:outline-level="2"><text:bookmark-start text:name="__RefHeading___Toc358_104390617"/>Charts<text:bookmark-end text:name="__RefHeading___Toc358_104390617"/></text:h>
      <text:h text:style-name="P20" text:outline-level="1">Future Work</text:h>
      <text:p text:style-name="P11">One of the primary areas for expansion is in the available algorithms. It would be interesting to try to write a soft-heap selection as well as to provide raw quickselect and mergeselect.</text:p>
      <text:p text:style-name="P12">All of the benchmarks shown above were run on 1D array. While adequate for a basic understanding of the runtimes, the benchmarks are incomplete. Many of the sorting and selection algorighms incur a penalty in terms of both memory and speed. when operating along non-contiguous dimensions of a multidimensional array.</text:p>
      <text:p text:style-name="P6">On an unrelated note, <text:span text:style-name="Source_20_Text">numpy</text:span> appears to be missing a proper introsort implementation, <text:span text:style-name="T1">which explains the </text:span><text:span text:style-name="T1">behavior of quicksort for the median-of-three killer sequences in the output of </text:span><text:span text:style-name="Source_20_Text"><text:span text:style-name="T1">numpy_sort_bench.py</text:span></text:span><text:span text:style-name="T1">.</text:span><text:span text:style-name="T3"> </text:span><text:span text:style-name="T3">It is probably a good idea to add introsort to the list of sort options since introselect already provides a good code re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left="0in" fo:margin-right="0in" fo:margin-top="0in" fo:margin-bottom="0.0972in" style:contextual-spacing="false" fo:line-height="120%"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Source_20_Text" style:display-name="Source Text" style:family="text">
      <style:text-properties fo:color="#666666" style:font-name="Nimbus Mono" fo:background-color="transparen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23:18:13.013509389</meta:creation-date>
    <dc:date>2016-04-04T16:03:22</dc:date>
    <meta:editing-duration>PT2H57M48S</meta:editing-duration>
    <meta:editing-cycles>29</meta:editing-cycles>
    <meta:generator>LibreOffice/4.0.4.2$Linux_X86_64 LibreOffice_project/400m0$Build-2</meta:generator>
    <dc:creator>Joseph Fox-Rabinovitz</dc:creator>
    <meta:document-statistic meta:table-count="0" meta:image-count="0" meta:object-count="0" meta:page-count="4" meta:paragraph-count="60" meta:word-count="1191" meta:character-count="7586" meta:non-whitespace-character-count="6483"/>
  </office:meta>
</office:document-meta>
</file>